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735+102+558+574+225</text:p>
      <text:p text:style-name="Standard"><text:bookmark text:name="cwos"/>2194</text:p>
      <text:p text:style-name="Standard"/>
      <text:p text:style-name="Standard">Total number of images: 2194</text:p>
      <text:p text:style-name="Standard">Number of successfully aligned images: 510</text:p>
      <text:p text:style-name="Standard"/>
      <text:p text:style-name="Standard">Number of images: <text:s/>2180</text:p>
      <text:p text:style-name="Standard">Number of batches: <text:s/>5</text:p>
      <text:p text:style-name="Standard"/>
      <text:p text:style-name="Standard">Run time: <text:s/>99.3898987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02:48.466851144</meta:creation-date>
    <dc:date>2019-09-26T14:29:00.366667653</dc:date>
    <meta:editing-duration>PT5M51S</meta:editing-duration>
    <meta:editing-cycles>1</meta:editing-cycles>
    <meta:document-statistic meta:table-count="0" meta:image-count="0" meta:object-count="0" meta:page-count="1" meta:paragraph-count="7" meta:word-count="24" meta:character-count="160" meta:non-whitespace-character-count="140"/>
    <meta:generator>LibreOffice/6.0.7.3$Linux_X86_64 LibreOffice_project/00m0$Build-3</meta:generator>
  </office:meta>
</office:document-meta>
</file>